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oranssi-title">
      <style:graphic-properties draw:auto-grow-height="true" fo:min-height="3.507cm"/>
    </style:style>
    <style:style style:name="pr2" style:family="presentation" style:parent-style-name="oranssi-outline1">
      <style:graphic-properties draw:fill-color="#ffffff" draw:auto-grow-height="true" fo:min-height="13.86cm"/>
    </style:style>
    <style:style style:name="pr3" style:family="presentation" style:parent-style-name="oranssi-notes">
      <style:graphic-properties draw:fill-color="#ffffff" draw:auto-grow-height="true" fo:min-height="13.365cm"/>
    </style:style>
    <style:style style:name="pr4" style:family="presentation" style:parent-style-name="oranssi-title">
      <style:graphic-properties fo:min-height="3.256cm"/>
    </style:style>
    <style:style style:name="pr5" style:family="presentation" style:parent-style-name="oranssi-outline1">
      <style:graphic-properties fo:min-height="13.609cm"/>
    </style:style>
    <style:style style:name="pr6" style:family="presentation" style:parent-style-name="oranssi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1.2cm" fo:margin-right="0cm" fo:text-align="center" fo:text-indent="-0.9cm"/>
      <style:text-properties fo:font-size="26pt" style:font-size-asian="26pt" style:font-size-complex="26pt"/>
    </style:style>
    <style:style style:name="P4" style:family="paragraph">
      <style:paragraph-properties fo:margin-left="0.6cm" fo:margin-right="0cm" fo:text-indent="-0.6cm"/>
    </style:style>
    <style:style style:name="T1" style:family="text">
      <style:text-properties fo:language="pt" fo:country="BR"/>
    </style:style>
    <style:style style:name="T2" style:family="text">
      <style:text-properties fo:font-size="26pt" fo:language="pt" fo:country="BR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Studio</text:span></text:p>
          </draw:text-box>
        </draw:frame>
        <draw:frame presentation:style-name="pr2" draw:text-style-name="P3" draw:layer="layout" svg:width="25.199cm" svg:height="13.86cm" svg:x="0.8cm" svg:y="4.914cm" presentation:class="outline" presentation:user-transformed="true">
          <draw:text-box>
            <text:list text:style-name="L2">
              <text:list-header>
                <text:p text:style-name="P2"><text:span text:style-name="T2"/></text:p>
                <text:p text:style-name="P2"><text:span text:style-name="T2"/></text:p>
                <text:p text:style-name="P2"><text:span text:style-name="T2"><text:s text:c="4"/></text:span><text:span text:style-name="T2">Universidade Federal da Bahia</text:span><text:span text:style-name="T2"><text:line-break/></text:span><text:span text:style-name="T2">Laboratório de Banco de Dados</text:span><text:span text:style-name="T2"><text:line-break/></text:span><text:span text:style-name="T2">Rodrigo Souto</text:span><text:span text:style-name="T2"><text:line-break/></text:span><text:span text:style-name="T2">Adewale D'Alcantra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 presentation:user-transformed="true">
          <draw:text-box>
            <text:p text:style-name="P1"><text:span text:style-name="T1">Triggers</text:span></text:p>
          </draw:text-box>
        </draw:frame>
        <draw:frame presentation:style-name="pr2" draw:text-style-name="P3" draw:layer="layout" svg:width="25.199cm" svg:height="13.86cm" svg:x="0.8cm" svg:y="4.914cm" presentation:class="outline" presentation:user-transformed="true">
          <draw:text-box>
            <text:list text:style-name="L2">
              <text:list-item>
                <text:p><text:span text:style-name="T1">Cálculo do preço total dos serviços</text:span></text:p>
              </text:list-item>
              <text:list-item>
                <text:p><text:span text:style-name="T1">Cálculo do preço total dos alugueis</text:span></text:p>
              </text:list-item>
              <text:list-item>
                <text:p><text:span text:style-name="T1">Atualização da idade das pesso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4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<text:span text:style-name="T1">Cálculo do preço total dos serviço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Before Insert / Update</text:span></text:p>
              </text:list-item>
              <text:list-item>
                <text:p><text:span text:style-name="T1">Composição do Preço</text:span></text:p>
                <text:list>
                  <text:list-item>
                    <text:p><text:span text:style-name="T1">Preço do serviço x Duração</text:span></text:p>
                  </text:list-item>
                  <text:list-item>
                    <text:p><text:span text:style-name="T1">Preço dos equipamentos x Respectivas durações</text:span></text:p>
                  </text:list-item>
                </text:list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<text:span text:style-name="T1">Cálculo do preço total dos alugueis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Before Insert / Update</text:span></text:p>
              </text:list-item>
              <text:list-item>
                <text:p><text:span text:style-name="T1">Composição do Preço</text:span></text:p>
                <text:list>
                  <text:list-item>
                    <text:p><text:span text:style-name="T1">Preço dos equipamentos x Respectivas duraçõ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625cm" svg:x="1.4cm" svg:y="0.778cm" presentation:class="title" presentation:user-transformed="true">
          <draw:text-box>
            <text:p><text:span text:style-name="T1">Atualização da idade das pessoas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Before Insert / Updat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1">Views</text:span>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Informação sobre a Banda</text:span></text:p>
              </text:list-item>
              <text:list-item>
                <text:p><text:span text:style-name="T1">Agendamento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1">Informação sobre a Banda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Consulta de Banda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list text:style-name="L1">
              <text:list-header>
                <text:p><text:span text:style-name="T1">Agendamentos</text:span></text:p>
              </text:list-header>
            </text:list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<text:span text:style-name="T1">Mostrar estado da agenda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oranssi" presentation:presentation-page-layout-name="AL1T1">
        <office:forms form:automatic-focus="false" form:apply-design-mode="false"/>
        <draw:frame presentation:style-name="pr4" draw:layer="layout" svg:width="25.199cm" svg:height="3.256cm" svg:x="1.4cm" svg:y="0.962cm" presentation:class="title" presentation:user-transformed="true">
          <draw:text-box>
            <text:p><text:span text:style-name="T1">Stored Procedures</text:span></text:p>
          </draw:text-box>
        </draw:frame>
        <draw:frame presentation:style-name="pr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<text:span text:style-name="T1">Verificar quando um agendamento muda de estado em função do tempo.</text:span></text:p>
                <text:p><text:span text:style-name="T1"/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6.616cm" svg:height="4.962cm" svg:x="1.975cm" svg:y="2.049cm" draw:page-number="1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office:forms form:automatic-focus="false" form:apply-design-mode="false"/>
      <draw:rect presentation:style-name="Mpr1" draw:text-style-name="MP3" draw:layer="backgroundobjects" svg:width="28cm" svg:height="10.5cm" svg:x="0cm" svg:y="0cm">
        <text:p/>
      </draw:rect>
      <draw:frame presentation:style-name="Mpr2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3" draw:layer="backgroundobjects" svg:width="25.199cm" svg:height="13.859cm" svg:x="1.4cm" svg:y="4.914cm" presentation:class="outline">
        <draw:text-box>
          <text:list text:style-name="ML2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8.875cm" svg:height="1.448cm" svg:x="9.576cm" svg:y="19.131cm" presentation:class="footer">
        <draw:text-box>
          <text:p text:style-name="MP1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1$Linux OpenOffice.org_project/310m19$Build-9420</meta:generator>
    <meta:creation-date>2010-05-17T15:42:17</meta:creation-date>
    <dc:language>fi-FI</dc:language>
    <meta:editing-cycles>10</meta:editing-cycles>
    <meta:editing-duration>PT01H04M55S</meta:editing-duration>
    <meta:initial-creator>Rodrigo Souto</meta:initial-creator>
    <dc:date>2010-05-19T15:52:04</dc:date>
    <dc:creator>Rodrigo Souto</dc:creator>
    <meta:document-statistic meta:object-count="61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1/share/template/en-US/presnt/Orange.otp"/>
  </office:meta>
</office:document-meta>
</file>